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Calibri1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555in"/>
    </style:style>
    <style:style style:name="co2" style:family="table-column">
      <style:table-column-properties fo:break-before="auto" style:column-width="2.048in"/>
    </style:style>
    <style:style style:name="co3" style:family="table-column">
      <style:table-column-properties fo:break-before="auto" style:column-width="1.0902in"/>
    </style:style>
    <style:style style:name="co4" style:family="table-column">
      <style:table-column-properties fo:break-before="auto" style:column-width="1.3429in"/>
    </style:style>
    <style:style style:name="co5" style:family="table-column">
      <style:table-column-properties fo:break-before="auto" style:column-width="1.1016in"/>
    </style:style>
    <style:style style:name="co6" style:family="table-column">
      <style:table-column-properties fo:break-before="auto" style:column-width="0.9689in"/>
    </style:style>
    <style:style style:name="co7" style:family="table-column">
      <style:table-column-properties fo:break-before="auto" style:column-width="1.3654in"/>
    </style:style>
    <style:style style:name="co8" style:family="table-column">
      <style:table-column-properties fo:break-before="auto" style:column-width="0.8917in"/>
    </style:style>
    <style:style style:name="co9" style:family="table-column">
      <style:table-column-properties fo:break-before="auto" style:column-width="1.4201in"/>
    </style:style>
    <style:style style:name="co10" style:family="table-column">
      <style:table-column-properties fo:break-before="auto" style:column-width="1.3217in"/>
    </style:style>
    <style:style style:name="co11" style:family="table-column">
      <style:table-column-properties fo:break-before="auto" style:column-width="1.2772in"/>
    </style:style>
    <style:style style:name="co12" style:family="table-column">
      <style:table-column-properties fo:break-before="auto" style:column-width="0.5835in"/>
    </style:style>
    <style:style style:name="co13" style:family="table-column">
      <style:table-column-properties fo:break-before="auto" style:column-width="0.66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text-style style:name="N100">
      <number:text-content/>
    </number:text-style>
    <style:style style:name="ce1" style:family="table-cell" style:parent-style-name="Excel_20_Built-in_20_Currency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" style:family="table-cell" style:parent-style-name="Default" style:data-style-name="N144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3" style:family="table-cell" style:parent-style-name="Excel_20_Built-in_20_Currency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Excel_20_Built-in_20_Currency" style:data-style-name="N125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5" style:family="table-cell" style:parent-style-name="Default" style:data-style-name="N125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6" style:family="table-cell" style:parent-style-name="Excel_20_Built-in_20_Currency" style:data-style-name="N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7" style:family="table-cell" style:parent-style-name="Excel_20_Built-in_20_Currency" style:data-style-name="N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Excel_20_Built-in_20_Currency" style:data-style-name="N1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9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Default"/>
        <table:table-column table:style-name="co9" table:default-cell-style-name="Default"/>
        <table:table-column table:style-name="co8" table:default-cell-style-name="ce5"/>
        <table:table-column table:style-name="co10" table:default-cell-style-name="ce7"/>
        <table:table-column table:style-name="co11" table:default-cell-style-name="Default"/>
        <table:table-column table:style-name="co12" table:default-cell-style-name="ce9"/>
        <table:table-column table:style-name="co13" table:number-columns-repeated="16368" table:default-cell-style-name="Default"/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Country</text:p>
          </table:table-cell>
          <table:table-cell table:style-name="ce1" office:value-type="string" office:string-value="Product" calcext:value-type="string">
            <text:p><text:s/>Product </text:p>
          </table:table-cell>
          <table:table-cell table:style-name="ce1" office:value-type="string" office:string-value="Discount Band" calcext:value-type="string">
            <text:p><text:s/>Discount Band </text:p>
          </table:table-cell>
          <table:table-cell office:value-type="string" office:string-value="Units Sold" calcext:value-type="string">
            <text:p><text:s/>Units Sold </text:p>
          </table:table-cell>
          <table:table-cell office:value-type="string" office:string-value="Manufacturing Price" calcext:value-type="string">
            <text:p><text:s/>Manufacturing Price </text:p>
          </table:table-cell>
          <table:table-cell office:value-type="string" office:string-value="Sale Price" calcext:value-type="string">
            <text:p><text:s/>Sale Price </text:p>
          </table:table-cell>
          <table:table-cell office:value-type="string" office:string-value="Gross Sales" calcext:value-type="string">
            <text:p><text:s/>Gross Sales </text:p>
          </table:table-cell>
          <table:table-cell office:value-type="string" office:string-value="Discounts" calcext:value-type="string">
            <text:p><text:s/>Discounts </text:p>
          </table:table-cell>
          <table:table-cell office:value-type="string" office:string-value=" Sales" calcext:value-type="string">
            <text:p><text:s text:c="2"/>Sales </text:p>
          </table:table-cell>
          <table:table-cell table:style-name="ce3" office:value-type="string" office:string-value="COGS" calcext:value-type="string">
            <text:p><text:s/>COGS </text:p>
          </table:table-cell>
          <table:table-cell table:style-name="ce3" office:value-type="string" office:string-value="Profit" calcext:value-type="string">
            <text:p><text:s/>Profit </text:p>
          </table:table-cell>
          <table:table-cell table:style-name="ce4" office:value-type="string" calcext:value-type="string">
            <text:p>Date</text:p>
          </table:table-cell>
          <table:table-cell table:style-name="ce6" office:value-type="string" calcext:value-type="string">
            <text:p>Month Number</text:p>
          </table:table-cell>
          <table:table-cell table:style-name="ce1" office:value-type="string" office:string-value="Month Name" calcext:value-type="string">
            <text:p><text:s/>Month Name </text:p>
          </table:table-cell>
          <table:table-cell table:style-name="ce8" office:value-type="string" calcext:value-type="string">
            <text:p>Yea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Portugal</text:p>
          </table:table-cell>
          <table:table-cell table:style-name="ce1" office:value-type="string" office:string-value="wool" calcext:value-type="string">
            <text:p><text:s/>wool </text:p>
          </table:table-cell>
          <table:table-cell table:style-name="ce1" office:value-type="string" office:string-value="None" calcext:value-type="string">
            <text:p><text:s/>None </text:p>
          </table:table-cell>
          <table:table-cell office:value-type="float" office:value="1500.5" calcext:value-type="float">
            <text:p><text:s/>$1,500.50 </text:p>
          </table:table-cell>
          <table:table-cell office:value-type="float" office:value="3" calcext:value-type="float">
            <text:p><text:s/>$3.00 </text:p>
          </table:table-cell>
          <table:table-cell office:value-type="float" office:value="20" calcext:value-type="float">
            <text:p><text:s/>$20.00 </text:p>
          </table:table-cell>
          <table:table-cell office:value-type="float" office:value="91" calcext:value-type="float">
            <text:p><text:s/>$91.00 </text:p>
          </table:table-cell>
          <table:table-cell office:value-type="float" office:value="0" calcext:value-type="float">
            <text:p><text:s/>$- <text:s text:c="2"/></text:p>
          </table:table-cell>
          <table:table-cell office:value-type="float" office:value="4000" calcext:value-type="float">
            <text:p><text:s/>$4,000.00 </text:p>
          </table:table-cell>
          <table:table-cell table:style-name="ce3" office:value-type="float" office:value="5000" calcext:value-type="float">
            <text:p><text:s/>$5,000.00 </text:p>
          </table:table-cell>
          <table:table-cell table:style-name="ce3" office:value-type="float" office:value="4000" calcext:value-type="float">
            <text:p><text:s/>$4,000.00 </text:p>
          </table:table-cell>
          <table:table-cell table:style-name="ce4" office:value-type="date" office:date-value="2014-01-01" calcext:value-type="date">
            <text:p>1/1/2014</text:p>
          </table:table-cell>
          <table:table-cell table:style-name="ce6" office:value-type="float" office:value="1" calcext:value-type="float">
            <text:p>1</text:p>
          </table:table-cell>
          <table:table-cell table:style-name="ce1" office:value-type="string" office:string-value="January" calcext:value-type="string">
            <text:p><text:s/>January </text:p>
          </table:table-cell>
          <table:table-cell table:style-name="ce8" office:value-type="string" calcext:value-type="string">
            <text:p>2014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rivate</text:p>
          </table:table-cell>
          <table:table-cell office:value-type="string" calcext:value-type="string">
            <text:p>Italy</text:p>
          </table:table-cell>
          <table:table-cell table:style-name="ce1" office:value-type="string" office:string-value="lead" calcext:value-type="string">
            <text:p><text:s/>lead </text:p>
          </table:table-cell>
          <table:table-cell table:style-name="ce1" office:value-type="string" office:string-value="None" calcext:value-type="string">
            <text:p><text:s/>None </text:p>
          </table:table-cell>
          <table:table-cell office:value-type="float" office:value="1500.3" calcext:value-type="float">
            <text:p><text:s/>$1,500.30 </text:p>
          </table:table-cell>
          <table:table-cell office:value-type="float" office:value="3" calcext:value-type="float">
            <text:p><text:s/>$3.00 </text:p>
          </table:table-cell>
          <table:table-cell office:value-type="float" office:value="20" calcext:value-type="float">
            <text:p><text:s/>$20.00 </text:p>
          </table:table-cell>
          <table:table-cell office:value-type="float" office:value="88" calcext:value-type="float">
            <text:p><text:s/>$88.00 </text:p>
          </table:table-cell>
          <table:table-cell office:value-type="float" office:value="0" calcext:value-type="float">
            <text:p><text:s/>$- <text:s text:c="2"/></text:p>
          </table:table-cell>
          <table:table-cell office:value-type="float" office:value="5000" calcext:value-type="float">
            <text:p><text:s/>$5,000.00 </text:p>
          </table:table-cell>
          <table:table-cell table:style-name="ce3" office:value-type="float" office:value="4000" calcext:value-type="float">
            <text:p><text:s/>$4,000.00 </text:p>
          </table:table-cell>
          <table:table-cell table:style-name="ce3" office:value-type="float" office:value="5000" calcext:value-type="float">
            <text:p><text:s/>$5,000.00 </text:p>
          </table:table-cell>
          <table:table-cell table:style-name="ce4" office:value-type="date" office:date-value="2014-01-01" calcext:value-type="date">
            <text:p>1/1/2014</text:p>
          </table:table-cell>
          <table:table-cell table:style-name="ce6" office:value-type="float" office:value="1" calcext:value-type="float">
            <text:p>1</text:p>
          </table:table-cell>
          <table:table-cell table:style-name="ce1" office:value-type="string" office:string-value="January" calcext:value-type="string">
            <text:p><text:s/>January </text:p>
          </table:table-cell>
          <table:table-cell table:style-name="ce8" office:value-type="string" calcext:value-type="string">
            <text:p>2014</text:p>
          </table:table-cell>
          <table:table-cell table:number-columns-repeated="16368"/>
        </table:table-row>
        <table:table-row table:style-name="ro2" table:number-rows-repeated="698">
          <table:table-cell table:number-columns-repeated="2"/>
          <table:table-cell table:style-name="ce1" table:number-columns-repeated="2"/>
          <table:table-cell table:number-columns-repeated="6"/>
          <table:table-cell table:style-name="ce3" table:number-columns-repeated="2"/>
          <table:table-cell table:style-name="ce4"/>
          <table:table-cell table:style-name="ce6"/>
          <table:table-cell table:style-name="ce1"/>
          <table:table-cell table:style-name="ce8"/>
          <table:table-cell table:number-columns-repeated="16368"/>
        </table:table-row>
        <table:table-row table:style-name="ro2" table:number-rows-repeated="51">
          <table:table-cell table:number-columns-repeated="16384"/>
        </table:table-row>
        <table:table-row table:style-name="ro1" table:number-rows-repeated="104782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financials" table:target-range-address="Sheet1.A1:Sheet1.P70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/>
    <style:font-face style:name="Calibri1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39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9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44P0" style:volatile="true">
      <number:month/>
      <number:text>/</number:text>
      <number:day/>
      <number:text>/</number:text>
      <number:year/>
      <number:text> </number:text>
      <number:hours/>
      <number:text>:</number:text>
      <number:minutes number:style="long"/>
    </number:date-style>
    <number:text-style style:name="N144">
      <number:text-content/>
      <style:map style:condition="value()&lt;=1.7976931348623157E+308" style:apply-style-name="N144P0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Currency" style:display-name="Excel Built-in Currency" style:family="table-cell" style:parent-style-name="Default" style:data-style-name="N139"/>
  </office:styles>
  <office:automatic-styles>
    <style:page-layout style:name="Mpm1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Patrick Baumgartner</meta:initial-creator>
    <meta:creation-date>2014-01-28T02:45:41</meta:creation-date>
    <dc:date>2025-08-28T08:13:24</dc:date>
    <meta:generator>LibreOffice/7.4.3.2$Windows_X86_64 LibreOffice_project/1048a8393ae2eeec98dff31b5c133c5f1d08b890</meta:generator>
    <meta:editing-duration>PT3M12S</meta:editing-duration>
    <meta:editing-cycles>1</meta:editing-cycles>
    <meta:document-statistic meta:table-count="1" meta:cell-count="48" meta:object-count="0"/>
    <meta:user-defined meta:name="AppVersion">15.0300</meta:user-defined>
    <meta:user-defined meta:name="ContentTypeId">0x0101002914170AD08CD84791A27D153F5B634B</meta:user-defined>
    <meta:user-defined meta:name="Microsoft.ReportingServices.InteractiveReport.Excel.SheetName" meta:value-type="float">2</meta:user-defined>
  </office:meta>
</office:document-meta>
</file>